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M Sans 12" svg:font-family="'LM Sans 12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M Sans 12" officeooo:paragraph-rsid="000e4f09"/>
    </style:style>
    <style:style style:name="P2" style:family="paragraph" style:parent-style-name="Standard" style:list-style-name="L1">
      <style:text-properties officeooo:paragraph-rsid="001ce027"/>
    </style:style>
    <style:style style:name="P3" style:family="paragraph" style:parent-style-name="Standard" style:list-style-name="L1">
      <style:text-properties style:font-name="LM Sans 12" fo:font-size="18pt" officeooo:paragraph-rsid="001ce027" style:font-size-asian="18pt" style:font-size-complex="18pt"/>
    </style:style>
    <style:style style:name="P4" style:family="paragraph" style:parent-style-name="Standard" style:list-style-name="L1">
      <style:text-properties style:font-name="LM Sans 12" fo:font-size="18pt" officeooo:rsid="00112f3e" officeooo:paragraph-rsid="001ce027" style:font-size-asian="18pt" style:font-size-complex="18pt"/>
    </style:style>
    <style:style style:name="P5" style:family="paragraph" style:parent-style-name="Standard" style:list-style-name="L1">
      <style:text-properties style:font-name="LM Sans 12" fo:font-size="18pt" officeooo:rsid="001f472f" officeooo:paragraph-rsid="001f472f" style:font-size-asian="18pt" style:font-size-complex="18pt"/>
    </style:style>
    <style:style style:name="P6" style:family="paragraph" style:parent-style-name="Standard" style:list-style-name="L1">
      <style:text-properties style:font-name="LM Sans 12" fo:font-size="18pt" officeooo:rsid="0024b9a3" officeooo:paragraph-rsid="0024b9a3" style:font-size-asian="18pt" style:font-size-complex="18pt"/>
    </style:style>
    <style:style style:name="P7" style:family="paragraph" style:parent-style-name="Standard" style:list-style-name="L1">
      <style:text-properties style:font-name="LM Sans 12" fo:font-size="18pt" officeooo:rsid="00233223" officeooo:paragraph-rsid="00233223" style:font-size-asian="18pt" style:font-size-complex="18pt"/>
    </style:style>
    <style:style style:name="P8" style:family="paragraph" style:parent-style-name="Standard" style:list-style-name="L1">
      <style:text-properties style:font-name="LM Sans 12" fo:font-size="18pt" officeooo:rsid="00233223" officeooo:paragraph-rsid="002c29c7" style:font-size-asian="18pt" style:font-size-complex="18pt"/>
    </style:style>
    <style:style style:name="P9" style:family="paragraph" style:parent-style-name="Standard" style:list-style-name="L1">
      <style:text-properties style:font-name="LM Sans 12" fo:font-size="18pt" officeooo:rsid="0028ebc6" officeooo:paragraph-rsid="0028ebc6" style:font-size-asian="18pt" style:font-size-complex="18pt"/>
    </style:style>
    <style:style style:name="P10" style:family="paragraph" style:parent-style-name="Standard" style:list-style-name="L1">
      <style:text-properties style:font-name="LM Sans 12" fo:font-size="18pt" officeooo:rsid="0028ebc6" officeooo:paragraph-rsid="002a1472" style:font-size-asian="18pt" style:font-size-complex="18pt"/>
    </style:style>
    <style:style style:name="P11" style:family="paragraph" style:parent-style-name="Standard" style:list-style-name="L1">
      <style:text-properties style:font-name="LM Sans 12" fo:font-size="18pt" officeooo:rsid="002a1472" officeooo:paragraph-rsid="002a1472" style:font-size-asian="18pt" style:font-size-complex="18pt"/>
    </style:style>
    <style:style style:name="P12" style:family="paragraph" style:parent-style-name="Standard" style:list-style-name="L1">
      <style:text-properties style:font-name="LM Sans 12" fo:font-size="12pt" officeooo:rsid="00112f3e" officeooo:paragraph-rsid="001ce027" style:font-size-asian="12pt" style:font-size-complex="12pt"/>
    </style:style>
    <style:style style:name="P13" style:family="paragraph" style:parent-style-name="Standard" style:list-style-name="L1">
      <style:text-properties style:font-name="LM Sans 12" fo:font-size="12pt" officeooo:rsid="001db41b" officeooo:paragraph-rsid="001db41b" style:font-size-asian="12pt" style:font-size-complex="12pt"/>
    </style:style>
    <style:style style:name="P14" style:family="paragraph" style:parent-style-name="Standard" style:list-style-name="L1">
      <style:text-properties fo:font-size="18pt" officeooo:paragraph-rsid="001ce027" style:font-size-asian="18pt" style:font-size-complex="18pt"/>
    </style:style>
    <style:style style:name="P15" style:family="paragraph" style:parent-style-name="Standard" style:list-style-name="L1">
      <style:text-properties fo:font-size="18pt" officeooo:rsid="002a77c3" officeooo:paragraph-rsid="002a77c3" style:font-size-asian="18pt" style:font-size-complex="18pt"/>
    </style:style>
    <style:style style:name="T1" style:family="text">
      <style:text-properties style:font-name="LM Sans 12"/>
    </style:style>
    <style:style style:name="T2" style:family="text">
      <style:text-properties style:font-name="LM Sans 12" officeooo:rsid="00112f3e"/>
    </style:style>
    <style:style style:name="T3" style:family="text">
      <style:text-properties style:font-name="LM Sans 12" officeooo:rsid="001ce027"/>
    </style:style>
    <style:style style:name="T4" style:family="text">
      <style:text-properties style:font-name="LM Sans 12" fo:font-size="18pt" style:font-size-asian="18pt" style:font-size-complex="18pt"/>
    </style:style>
    <style:style style:name="T5" style:family="text">
      <style:text-properties style:font-name="LM Sans 12" fo:font-size="18pt" officeooo:rsid="0017b803" style:font-size-asian="18pt" style:font-size-complex="18pt"/>
    </style:style>
    <style:style style:name="T6" style:family="text">
      <style:text-properties officeooo:rsid="001cf4be"/>
    </style:style>
    <style:style style:name="T7" style:family="text">
      <style:text-properties officeooo:rsid="001de2db"/>
    </style:style>
    <style:style style:name="T8" style:family="text">
      <style:text-properties officeooo:rsid="00213805"/>
    </style:style>
    <style:style style:name="T9" style:family="text">
      <style:text-properties officeooo:rsid="00262e5a"/>
    </style:style>
    <style:style style:name="T10" style:family="text">
      <style:text-properties officeooo:rsid="002a14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list xml:id="list3401757179" text:style-name="L1">
        <text:list-item>
          <text:p text:style-name="P2"><text:span text:style-name="T5">Hadi Hariri<text:line-break/></text:span><text:a xlink:type="simple" xlink:href="https://github.com/tolbier/GIOKotlin" text:style-name="Internet_20_link" text:visited-style-name="Visited_20_Internet_20_Link"><text:span text:style-name="T4">https://github.com/tolbier/GIOKotlin</text:span></text:a></text:p>
        </text:list-item>
        <text:list-item>
          <text:p text:style-name="P3"/>
        </text:list-item>
        <text:list-item>
          <text:p text:style-name="P4">Crear Proyecto <text:span text:style-name="T6">Gradle (Java /Kotlin)</text:span></text:p>
          <text:list>
            <text:list-item>
              <text:p text:style-name="P12">group 'com.tolbier.gio'</text:p>
            </text:list-item>
            <text:list-item>
              <text:p text:style-name="P13">artifact “GIOKotlin”</text:p>
            </text:list-item>
            <text:list-item>
              <text:p text:style-name="P12">version '1.0-SNAPSHOT'</text:p>
            </text:list-item>
          </text:list>
        </text:list-item>
        <text:list-item>
          <text:p text:style-name="P5">crear paquetes com.tolbier.gio</text:p>
        </text:list-item>
        <text:list-item>
          <text:p text:style-name="P5"><text:span text:style-name="T8">Main.kt: </text:span>crear data class Money (val amount: Int, val currency:String)</text:p>
        </text:list-item>
        <text:list-item>
          <text:p text:style-name="P4">Copiar JavaMoney<text:span text:style-name="T7">0</text:span> como Money</text:p>
        </text:list-item>
        <text:list-item>
          <text:p text:style-name="P4">Instanciar Money / JavaMoney</text:p>
        </text:list-item>
        <text:list-item>
          <text:p text:style-name="P4"><text:s/>if (popcorn != tickets) </text:p>
        </text:list-item>
        <text:list-item>
          <text:p text:style-name="P4">Usar Java desde Kotlin, Kotlin desde Java</text:p>
        </text:list-item>
        <text:list-item>
          <text:p text:style-name="P4">SendPayment</text:p>
        </text:list-item>
        <text:list-item>
          <text:p text:style-name="P8">sum (x,y) = x+y</text:p>
        </text:list-item>
        <text:list-item>
          <text:p text:style-name="P6">crear convertToDollars </text:p>
          <text:list>
            <text:list-item>
              <text:p text:style-name="P6">Empezar con Money.amount Int, y pasar a BigDecimal</text:p>
              <text:p text:style-name="P6"/>
            </text:list-item>
          </text:list>
        </text:list-item>
        <text:list-item>
          <text:p text:style-name="P7"/>
        </text:list-item>
        <text:list-item>
          <text:p text:style-name="P4">Extensions: <text:s/></text:p>
          <text:list>
            <text:list-item>
              <text:p text:style-name="P4">BigDecimal.percent</text:p>
            </text:list-item>
            <text:list-item>
              <text:p text:style-name="P4">Int.percentOf(Money) <text:span text:style-name="T9">(+ infix)</text:span></text:p>
            </text:list-item>
            <text:list-item>
              <text:p text:style-name="P4">Int.bd</text:p>
            </text:list-item>
          </text:list>
        </text:list-item>
        <text:list-item>
          <text:p text:style-name="P4">Money.constructor</text:p>
        </text:list-item>
        <text:list-item>
          <text:p text:style-name="P4">val costs = tickets + popcorn</text:p>
        </text:list-item>
        <text:list-item>
          <text:p text:style-name="P4">train = null</text:p>
        </text:list-item>
        <text:list-item>
          <text:p text:style-name="P4">javaMoney Function</text:p>
        </text:list-item>
        <text:list-item>
          <text:p text:style-name="P9">findEmails (TODO())</text:p>
        </text:list-item>
        <text:list-item>
          <text:p text:style-name="P4">usersFromJSONFile</text:p>
        </text:list-item>
        <text:list-item>
          <text:p text:style-name="P10">findEmails <text:span text:style-name="T10">(Complete)</text:span></text:p>
        </text:list-item>
        <text:list-item>
          <text:p text:style-name="P11">dotComUSers</text:p>
        </text:list-item>
        <text:list-item>
          <text:p text:style-name="P14"><text:soft-page-break/><text:span text:style-name="T2">UserResult<text:line-break/>(Las clases son finales por defecto. No se puede heredar directamente)<text:line-break/>(salv</text:span><text:span text:style-name="T3">o</text:span><text:span text:style-name="T2"> que la declaremos como open</text:span><text:span text:style-name="T3">)</text:span></text:p>
          <text:list>
            <text:list-item>
              <text:p text:style-name="P15"><text:span text:style-name="T3">l</text:span><text:span text:style-name="T1">as sealed class solo lo que describimos va a poder heredar de ellas.</text:span></text:p>
            </text:list-item>
          </text:list>
        </text:list-item>
        <text:list-item>
          <text:p text:style-name="P4">retrieveUsers</text:p>
        </text:list-item>
        <text:list-item>
          <text:p text:style-name="P4">generateSequenc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M Sans 12" svg:font-family="'LM Sans 12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9:27:45.989434916</meta:creation-date>
    <dc:date>2019-10-28T19:51:21.121156752</dc:date>
    <meta:editing-duration>PT1H51M39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34" meta:word-count="152" meta:character-count="930" meta:non-whitespace-character-count="838"/>
  </office:meta>
</office:document-meta>
</file>